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end"/>
    </style:style>
    <style:style style:name="T2" style:parent-style-name="Policepardéfaut" style:family="text">
      <style:text-properties fo:font-style="italic" style:font-style-asian="italic" style:font-style-complex="italic" fo:language="fr" fo:country="FR" style:language-asian="fr" style:country-asian="FR" style:language-complex="ar" style:country-complex="SA"/>
    </style:style>
    <style:style style:name="T3" style:parent-style-name="Policepardéfaut" style:family="text">
      <style:text-properties fo:font-style="italic" style:font-style-asian="italic" style:font-style-complex="italic"/>
    </style:style>
    <style:style style:name="P4" style:parent-style-name="Textbody" style:family="paragraph">
      <style:paragraph-properties fo:text-align="center" fo:margin-top="1.9687in" fo:margin-bottom="0.0826in"/>
      <style:text-properties fo:font-size="18pt" style:font-size-asian="18pt" style:font-size-complex="18pt"/>
    </style:style>
    <style:style style:name="P5" style:parent-style-name="Textbody" style:family="paragraph">
      <style:paragraph-properties fo:text-align="center" fo:margin-bottom="0.0826in"/>
      <style:text-properties fo:font-size="18pt" style:font-size-asian="18pt" style:font-size-complex="18pt"/>
    </style:style>
    <style:style style:name="P6" style:parent-style-name="Textbody" style:family="paragraph">
      <style:paragraph-properties fo:text-align="center" fo:margin-top="1.1812in" fo:margin-bottom="0.0826in"/>
    </style:style>
    <style:style style:name="P7" style:parent-style-name="Textbody" style:family="paragraph">
      <style:paragraph-properties fo:text-align="center"/>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P11" style:parent-style-name="Textbody" style:family="paragraph">
      <style:paragraph-properties fo:break-before="page" fo:text-align="center"/>
    </style:style>
    <style:style style:name="P12" style:parent-style-name="TM1" style:family="paragraph">
      <style:paragraph-properties>
        <style:tab-stops>
          <style:tab-stop style:type="right" style:leader-style="dotted" style:leader-text="." style:position="6.6861in"/>
        </style:tab-stops>
      </style:paragraph-properties>
    </style:style>
    <style:style style:name="P13" style:parent-style-name="TM1" style:family="paragraph">
      <style:paragraph-properties>
        <style:tab-stops>
          <style:tab-stop style:type="right" style:leader-style="dotted" style:leader-text="." style:position="6.6861in"/>
        </style:tab-stops>
      </style:paragraph-properties>
    </style:style>
    <style:style style:name="P14" style:parent-style-name="TM1" style:family="paragraph">
      <style:paragraph-properties>
        <style:tab-stops>
          <style:tab-stop style:type="right" style:leader-style="dotted" style:leader-text="." style:position="6.6861in"/>
        </style:tab-stops>
      </style:paragraph-properties>
    </style:style>
    <style:style style:name="P15" style:parent-style-name="TM2" style:family="paragraph">
      <style:paragraph-properties>
        <style:tab-stops>
          <style:tab-stop style:type="right" style:leader-style="dotted" style:leader-text="." style:position="6.5194in"/>
        </style:tab-stops>
      </style:paragraph-properties>
    </style:style>
    <style:style style:name="P16" style:parent-style-name="TM2" style:family="paragraph">
      <style:paragraph-properties>
        <style:tab-stops>
          <style:tab-stop style:type="right" style:leader-style="dotted" style:leader-text="." style:position="6.5194in"/>
        </style:tab-stops>
      </style:paragraph-properties>
    </style:style>
    <style:style style:name="P17" style:parent-style-name="TM2" style:family="paragraph">
      <style:paragraph-properties>
        <style:tab-stops>
          <style:tab-stop style:type="right" style:leader-style="dotted" style:leader-text="." style:position="6.5194in"/>
        </style:tab-stops>
      </style:paragraph-properties>
    </style:style>
    <style:style style:name="P18" style:parent-style-name="TM3" style:family="paragraph">
      <style:paragraph-properties>
        <style:tab-stops>
          <style:tab-stop style:type="right" style:leader-style="dotted" style:leader-text="." style:position="6.3527in"/>
        </style:tab-stops>
      </style:paragraph-properties>
    </style:style>
    <style:style style:name="P19" style:parent-style-name="TM3" style:family="paragraph">
      <style:paragraph-properties>
        <style:tab-stops>
          <style:tab-stop style:type="right" style:leader-style="dotted" style:leader-text="." style:position="6.3527in"/>
        </style:tab-stops>
      </style:paragraph-properties>
    </style:style>
    <style:style style:name="P20" style:parent-style-name="TM3" style:family="paragraph">
      <style:paragraph-properties>
        <style:tab-stops>
          <style:tab-stop style:type="right" style:leader-style="dotted" style:leader-text="." style:position="6.3527in"/>
        </style:tab-stops>
      </style:paragraph-properties>
    </style:style>
    <style:style style:name="P21" style:parent-style-name="TM3" style:family="paragraph">
      <style:paragraph-properties>
        <style:tab-stops>
          <style:tab-stop style:type="right" style:leader-style="dotted" style:leader-text="." style:position="6.3527in"/>
        </style:tab-stops>
      </style:paragraph-properties>
    </style:style>
    <style:style style:name="P22" style:parent-style-name="TM3" style:family="paragraph">
      <style:paragraph-properties>
        <style:tab-stops>
          <style:tab-stop style:type="right" style:leader-style="dotted" style:leader-text="." style:position="6.3527in"/>
        </style:tab-stops>
      </style:paragraph-properties>
    </style:style>
    <style:style style:name="P23" style:parent-style-name="TM3" style:family="paragraph">
      <style:paragraph-properties>
        <style:tab-stops>
          <style:tab-stop style:type="right" style:leader-style="dotted" style:leader-text="." style:position="6.3527in"/>
        </style:tab-stops>
      </style:paragraph-properties>
    </style:style>
    <style:style style:name="P24" style:parent-style-name="TM3" style:family="paragraph">
      <style:paragraph-properties>
        <style:tab-stops>
          <style:tab-stop style:type="right" style:leader-style="dotted" style:leader-text="." style:position="6.3527in"/>
        </style:tab-stops>
      </style:paragraph-properties>
    </style:style>
    <style:style style:name="P25" style:parent-style-name="TM3" style:family="paragraph">
      <style:paragraph-properties>
        <style:tab-stops>
          <style:tab-stop style:type="right" style:leader-style="dotted" style:leader-text="." style:position="6.3527in"/>
        </style:tab-stops>
      </style:paragraph-properties>
    </style:style>
    <style:style style:name="P26" style:parent-style-name="TM3" style:family="paragraph">
      <style:paragraph-properties>
        <style:tab-stops>
          <style:tab-stop style:type="right" style:leader-style="dotted" style:leader-text="." style:position="6.3527in"/>
        </style:tab-stops>
      </style:paragraph-properties>
    </style:style>
    <style:style style:name="P27" style:parent-style-name="TM3" style:family="paragraph">
      <style:paragraph-properties>
        <style:tab-stops>
          <style:tab-stop style:type="right" style:leader-style="dotted" style:leader-text="." style:position="6.3527in"/>
        </style:tab-stops>
      </style:paragraph-properties>
    </style:style>
    <style:style style:name="P28" style:parent-style-name="TM3" style:family="paragraph">
      <style:paragraph-properties>
        <style:tab-stops>
          <style:tab-stop style:type="right" style:leader-style="dotted" style:leader-text="." style:position="6.3527in"/>
        </style:tab-stops>
      </style:paragraph-properties>
    </style:style>
    <style:style style:name="P29" style:parent-style-name="TM3" style:family="paragraph">
      <style:paragraph-properties>
        <style:tab-stops>
          <style:tab-stop style:type="right" style:leader-style="dotted" style:leader-text="." style:position="6.3527in"/>
        </style:tab-stops>
      </style:paragraph-properties>
    </style:style>
    <style:style style:name="P30" style:parent-style-name="TM3" style:family="paragraph">
      <style:paragraph-properties>
        <style:tab-stops>
          <style:tab-stop style:type="right" style:leader-style="dotted" style:leader-text="." style:position="6.3527in"/>
        </style:tab-stops>
      </style:paragraph-properties>
    </style:style>
    <style:style style:name="P31" style:parent-style-name="TM3" style:family="paragraph">
      <style:paragraph-properties>
        <style:tab-stops>
          <style:tab-stop style:type="right" style:leader-style="dotted" style:leader-text="." style:position="6.3527in"/>
        </style:tab-stops>
      </style:paragraph-properties>
    </style:style>
    <style:style style:name="P32" style:parent-style-name="TM2" style:family="paragraph">
      <style:paragraph-properties>
        <style:tab-stops>
          <style:tab-stop style:type="right" style:leader-style="dotted" style:leader-text="." style:position="6.5194in"/>
        </style:tab-stops>
      </style:paragraph-properties>
    </style:style>
    <style:style style:name="P33" style:parent-style-name="TM1" style:family="paragraph">
      <style:paragraph-properties>
        <style:tab-stops>
          <style:tab-stop style:type="right" style:leader-style="dotted" style:leader-text="." style:position="6.6861in"/>
        </style:tab-stops>
      </style:paragraph-properties>
    </style:style>
    <style:style style:name="P34" style:parent-style-name="TM1" style:family="paragraph">
      <style:paragraph-properties>
        <style:tab-stops>
          <style:tab-stop style:type="right" style:leader-style="dotted" style:leader-text="." style:position="6.6861in"/>
        </style:tab-stops>
      </style:paragraph-properties>
    </style:style>
    <style:style style:name="P35" style:parent-style-name="TM1" style:family="paragraph">
      <style:paragraph-properties>
        <style:tab-stops>
          <style:tab-stop style:type="right" style:leader-style="dotted" style:leader-text="." style:position="6.6861in"/>
        </style:tab-stops>
      </style:paragraph-properties>
    </style:style>
    <style:style style:name="P36" style:parent-style-name="Titre1" style:family="paragraph">
      <style:paragraph-properties fo:break-before="page" fo:text-align="justify"/>
    </style:style>
    <style:style style:name="P37" style:parent-style-name="Textbody" style:family="paragraph">
      <style:paragraph-properties fo:text-align="justify"/>
    </style:style>
    <style:style style:name="P38" style:parent-style-name="Textbody" style:family="paragraph">
      <style:paragraph-properties fo:text-align="justify"/>
    </style:style>
    <style:style style:name="P39" style:parent-style-name="Textbody" style:family="paragraph">
      <style:paragraph-properties fo:text-align="justify"/>
    </style:style>
    <style:style style:name="P40" style:parent-style-name="Textbody" style:family="paragraph">
      <style:paragraph-properties fo:text-align="justify"/>
    </style:style>
    <style:style style:name="P41" style:parent-style-name="Titre1" style:family="paragraph">
      <style:paragraph-properties fo:text-align="justify"/>
    </style:style>
    <style:style style:name="P42" style:parent-style-name="Textbody" style:family="paragraph">
      <style:paragraph-properties fo:text-align="justify"/>
    </style:style>
    <style:style style:name="T43" style:parent-style-name="Policepardéfaut" style:family="text">
      <style:text-properties fo:font-style="italic" style:font-style-asian="italic" style:font-style-complex="italic"/>
    </style:style>
    <style:style style:name="P44" style:parent-style-name="Textbody" style:family="paragraph">
      <style:paragraph-properties fo:text-align="justify"/>
    </style:style>
    <style:style style:name="T45" style:parent-style-name="Policepardéfaut" style:family="text">
      <style:text-properties fo:font-style="italic" style:font-style-asian="italic" style:font-style-complex="italic"/>
    </style:style>
    <style:style style:name="P46" style:parent-style-name="Textbody" style:family="paragraph">
      <style:paragraph-properties fo:text-align="justify"/>
    </style:style>
    <style:style style:name="T47" style:parent-style-name="Policepardéfaut" style:family="text">
      <style:text-properties fo:font-style="italic" style:font-style-asian="italic" style:font-style-complex="italic"/>
    </style:style>
    <style:style style:name="P48" style:parent-style-name="Textbody" style:family="paragraph">
      <style:paragraph-properties fo:text-align="justify"/>
    </style:style>
    <style:style style:name="T49" style:parent-style-name="Policepardéfaut" style:family="text">
      <style:text-properties fo:font-style="italic" style:font-style-asian="italic" style:font-style-complex="italic"/>
    </style:style>
    <style:style style:name="P50" style:parent-style-name="Textbody" style:family="paragraph">
      <style:paragraph-properties fo:text-align="justify"/>
    </style:style>
    <style:style style:name="T51" style:parent-style-name="Policepardéfaut" style:family="text">
      <style:text-properties fo:font-style="italic" style:font-style-asian="italic" style:font-style-complex="italic"/>
    </style:style>
    <style:style style:name="P52" style:parent-style-name="Textbody" style:family="paragraph">
      <style:paragraph-properties fo:text-align="justify"/>
    </style:style>
    <style:style style:name="T53" style:parent-style-name="Policepardéfaut" style:family="text">
      <style:text-properties fo:font-style="italic" style:font-style-asian="italic" style:font-style-complex="italic"/>
    </style:style>
    <style:style style:name="P54" style:parent-style-name="Textbody" style:family="paragraph">
      <style:paragraph-properties fo:text-align="justify"/>
    </style:style>
    <style:style style:name="T55" style:parent-style-name="Policepardéfaut" style:family="text">
      <style:text-properties fo:font-style="italic" style:font-style-asian="italic" style:font-style-complex="italic"/>
    </style:style>
    <style:style style:name="P56" style:parent-style-name="Titre1" style:family="paragraph">
      <style:paragraph-properties fo:text-align="justify"/>
    </style:style>
    <style:style style:name="P57" style:parent-style-name="Titre1" style:family="paragraph">
      <style:paragraph-properties fo:break-before="page" fo:text-align="justify"/>
    </style:style>
    <style:style style:name="P58" style:parent-style-name="Titre2" style:family="paragraph">
      <style:paragraph-properties fo:text-align="justify"/>
    </style:style>
    <style:style style:name="P59" style:parent-style-name="Textbody" style:family="paragraph">
      <style:paragraph-properties fo:text-align="justify"/>
    </style:style>
    <style:style style:name="P60" style:parent-style-name="Titre2" style:family="paragraph">
      <style:paragraph-properties fo:text-align="justify"/>
    </style:style>
    <style:style style:name="P61" style:parent-style-name="Textbody" style:family="paragraph">
      <style:paragraph-properties fo:text-align="justify"/>
      <style:text-properties fo:font-weight="bold" style:font-weight-asian="bold" style:font-weight-complex="bold" fo:font-style="italic" style:font-style-asian="italic" style:font-style-complex="italic"/>
    </style:style>
    <style:style style:name="P62" style:parent-style-name="Titre2" style:family="paragraph">
      <style:paragraph-properties fo:text-align="justify"/>
    </style:style>
    <style:style style:name="P63" style:parent-style-name="Textbody" style:family="paragraph">
      <style:paragraph-properties fo:text-align="justify"/>
      <style:text-properties fo:font-weight="bold" style:font-weight-asian="bold" style:font-weight-complex="bold" fo:font-style="italic" style:font-style-asian="italic" style:font-style-complex="italic"/>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itre3" style:family="paragraph">
      <style:paragraph-properties fo:text-align="justify"/>
    </style:style>
    <style:style style:name="P69" style:parent-style-name="Titre4" style:family="paragraph">
      <style:paragraph-properties fo:text-align="justify"/>
    </style:style>
    <style:style style:name="P70" style:parent-style-name="Textbody" style:family="paragraph">
      <style:paragraph-properties fo:text-align="justify"/>
    </style:style>
    <style:style style:name="T71" style:parent-style-name="Policepardéfaut" style:family="text">
      <style:text-properties fo:font-style="italic" style:font-style-asian="italic" style:font-style-complex="italic"/>
    </style:style>
    <style:style style:name="T72" style:parent-style-name="Policepardéfaut" style:family="text">
      <style:text-properties fo:font-style="italic" style:font-style-asian="italic" style:font-style-complex="italic"/>
    </style:style>
    <style:style style:name="P73" style:parent-style-name="Titre4" style:family="paragraph">
      <style:paragraph-properties fo:text-align="justify"/>
    </style:style>
    <style:style style:name="P74" style:parent-style-name="Textbody" style:family="paragraph">
      <style:paragraph-properties fo:text-align="justify"/>
    </style:style>
    <style:style style:name="T75" style:parent-style-name="Policepardéfaut" style:family="text">
      <style:text-properties fo:font-style="italic" style:font-style-asian="italic" style:font-style-complex="italic"/>
    </style:style>
    <style:style style:name="T76" style:parent-style-name="Policepardéfaut" style:family="text">
      <style:text-properties fo:font-style="italic" style:font-style-asian="italic" style:font-style-complex="italic"/>
    </style:style>
    <style:style style:name="T77" style:parent-style-name="Policepardéfaut" style:family="text">
      <style:text-properties fo:font-style="italic" style:font-style-asian="italic" style:font-style-complex="italic"/>
    </style:style>
    <style:style style:name="P78" style:parent-style-name="Titre3" style:family="paragraph">
      <style:paragraph-properties fo:text-align="justify"/>
    </style:style>
    <style:style style:name="P79" style:parent-style-name="Titre4" style:family="paragraph">
      <style:paragraph-properties fo:text-align="justify"/>
    </style:style>
    <style:style style:name="P80" style:parent-style-name="Textbody" style:family="paragraph">
      <style:paragraph-properties fo:text-align="justify"/>
    </style:style>
    <style:style style:name="P81" style:parent-style-name="Titre4" style:family="paragraph">
      <style:paragraph-properties fo:text-align="justify"/>
    </style:style>
    <style:style style:name="P82" style:parent-style-name="Textbody" style:family="paragraph">
      <style:paragraph-properties fo:text-align="justify"/>
    </style:style>
    <style:style style:name="T83" style:parent-style-name="Policepardéfaut" style:family="text">
      <style:text-properties fo:font-style="italic" style:font-style-asian="italic" style:font-style-complex="italic"/>
    </style:style>
    <style:style style:name="P84" style:parent-style-name="Titre3" style:family="paragraph">
      <style:paragraph-properties fo:text-align="justify"/>
    </style:style>
    <style:style style:name="P85" style:parent-style-name="Titre4" style:family="paragraph">
      <style:paragraph-properties fo:text-align="justify"/>
    </style:style>
    <style:style style:name="P86" style:parent-style-name="Textbody" style:family="paragraph">
      <style:paragraph-properties fo:text-align="justify"/>
    </style:style>
    <style:style style:name="P87" style:parent-style-name="Titre4"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itre3" style:family="paragraph">
      <style:paragraph-properties fo:text-align="justify"/>
    </style:style>
    <style:style style:name="P91" style:parent-style-name="Titre4" style:family="paragraph">
      <style:paragraph-properties fo:text-align="justify"/>
    </style:style>
    <style:style style:name="P92" style:parent-style-name="Textbody" style:family="paragraph">
      <style:paragraph-properties fo:text-align="justify"/>
    </style:style>
    <style:style style:name="P93" style:parent-style-name="Titre4"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style:style>
    <style:style style:name="P96" style:parent-style-name="Titre3" style:family="paragraph">
      <style:paragraph-properties fo:text-align="justify"/>
    </style:style>
    <style:style style:name="P97" style:parent-style-name="Titre4" style:family="paragraph">
      <style:paragraph-properties fo:text-align="justify"/>
    </style:style>
    <style:style style:name="P98" style:parent-style-name="Textbody" style:family="paragraph">
      <style:paragraph-properties fo:text-align="justify"/>
    </style:style>
    <style:style style:name="P99" style:parent-style-name="Titre4" style:family="paragraph">
      <style:paragraph-properties fo:text-align="justify"/>
    </style:style>
    <style:style style:name="P100" style:parent-style-name="Textbody" style:family="paragraph">
      <style:paragraph-properties fo:text-align="justify"/>
    </style:style>
    <style:style style:name="P101" style:parent-style-name="Titre3" style:family="paragraph">
      <style:paragraph-properties fo:text-align="justify"/>
    </style:style>
    <style:style style:name="P102" style:parent-style-name="Titre4" style:family="paragraph">
      <style:paragraph-properties fo:text-align="justify"/>
    </style:style>
    <style:style style:name="P103" style:parent-style-name="Textbody" style:family="paragraph">
      <style:paragraph-properties fo:text-align="justify"/>
    </style:style>
    <style:style style:name="P104" style:parent-style-name="Titre4" style:family="paragraph">
      <style:paragraph-properties fo:text-align="justify"/>
    </style:style>
    <style:style style:name="P105" style:parent-style-name="Textbody" style:family="paragraph">
      <style:paragraph-properties fo:text-align="justify"/>
    </style:style>
    <style:style style:name="P106" style:parent-style-name="Titre3" style:family="paragraph">
      <style:paragraph-properties fo:text-align="justify"/>
    </style:style>
    <style:style style:name="P107" style:parent-style-name="Titre4" style:family="paragraph">
      <style:paragraph-properties fo:text-align="justify"/>
    </style:style>
    <style:style style:name="P108" style:parent-style-name="Textbody" style:family="paragraph">
      <style:paragraph-properties fo:text-align="justify"/>
    </style:style>
    <style:style style:name="T109" style:parent-style-name="Policepardéfaut" style:family="text">
      <style:text-properties fo:font-style="italic" style:font-style-asian="italic" style:font-style-complex="italic"/>
    </style:style>
    <style:style style:name="P110" style:parent-style-name="Titre4"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T114" style:parent-style-name="Policepardéfaut" style:family="text">
      <style:text-properties fo:font-style="italic" style:font-style-asian="italic" style:font-style-complex="italic"/>
    </style:style>
    <style:style style:name="P115" style:parent-style-name="Titre3" style:family="paragraph">
      <style:paragraph-properties fo:text-align="justify"/>
    </style:style>
    <style:style style:name="P116" style:parent-style-name="Titre4" style:family="paragraph">
      <style:paragraph-properties fo:text-align="justify"/>
    </style:style>
    <style:style style:name="P117" style:parent-style-name="Textbody" style:family="paragraph">
      <style:paragraph-properties fo:text-align="justify"/>
    </style:style>
    <style:style style:name="T118" style:parent-style-name="Policepardéfaut" style:family="text">
      <style:text-properties fo:font-style="italic" style:font-style-asian="italic" style:font-style-complex="italic"/>
    </style:style>
    <style:style style:name="P119" style:parent-style-name="Titre4"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T123" style:parent-style-name="Policepardéfaut" style:family="text">
      <style:text-properties fo:font-style="italic" style:font-style-asian="italic" style:font-style-complex="italic"/>
    </style:style>
    <style:style style:name="P124" style:parent-style-name="Titre3" style:family="paragraph">
      <style:paragraph-properties fo:text-align="justify"/>
    </style:style>
    <style:style style:name="P125" style:parent-style-name="Titre4" style:family="paragraph">
      <style:paragraph-properties fo:text-align="justify"/>
    </style:style>
    <style:style style:name="P126" style:parent-style-name="Textbody" style:family="paragraph">
      <style:paragraph-properties fo:text-align="justify"/>
    </style:style>
    <style:style style:name="T127" style:parent-style-name="Policepardéfaut" style:family="text">
      <style:text-properties fo:font-style="italic" style:font-style-asian="italic" style:font-style-complex="italic"/>
    </style:style>
    <style:style style:name="P128" style:parent-style-name="Titre4"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T132" style:parent-style-name="Policepardéfaut" style:family="text">
      <style:text-properties fo:font-style="italic" style:font-style-asian="italic" style:font-style-complex="italic"/>
    </style:style>
    <style:style style:name="P133" style:parent-style-name="Titre3" style:family="paragraph">
      <style:paragraph-properties fo:text-align="justify"/>
    </style:style>
    <style:style style:name="P134" style:parent-style-name="Titre4" style:family="paragraph">
      <style:paragraph-properties fo:text-align="justify"/>
    </style:style>
    <style:style style:name="P135" style:parent-style-name="Textbody" style:family="paragraph">
      <style:paragraph-properties fo:text-align="justify"/>
    </style:style>
    <style:style style:name="T136" style:parent-style-name="Policepardéfaut" style:family="text">
      <style:text-properties fo:font-style="italic" style:font-style-asian="italic" style:font-style-complex="italic"/>
    </style:style>
    <style:style style:name="P137" style:parent-style-name="Titre4" style:family="paragraph">
      <style:paragraph-properties fo:text-align="justify"/>
    </style:style>
    <style:style style:name="P138" style:parent-style-name="Textbody" style:family="paragraph">
      <style:paragraph-properties fo:text-align="justify"/>
    </style:style>
    <style:style style:name="P139" style:parent-style-name="Titre3" style:family="paragraph">
      <style:paragraph-properties fo:text-align="justify"/>
    </style:style>
    <style:style style:name="P140" style:parent-style-name="Titre4" style:family="paragraph">
      <style:paragraph-properties fo:text-align="justify"/>
    </style:style>
    <style:style style:name="P141" style:parent-style-name="Textbody" style:family="paragraph">
      <style:paragraph-properties fo:text-align="justify"/>
    </style:style>
    <style:style style:name="T142" style:parent-style-name="Policepardéfaut" style:family="text">
      <style:text-properties fo:font-style="italic" style:font-style-asian="italic" style:font-style-complex="italic"/>
    </style:style>
    <style:style style:name="P143" style:parent-style-name="Textbody" style:family="paragraph">
      <style:paragraph-properties fo:text-align="justify"/>
    </style:style>
    <style:style style:name="P144" style:parent-style-name="Titre4"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itre3" style:family="paragraph">
      <style:paragraph-properties fo:text-align="justify"/>
    </style:style>
    <style:style style:name="P149" style:parent-style-name="Titre4" style:family="paragraph">
      <style:paragraph-properties fo:text-align="justify"/>
    </style:style>
    <style:style style:name="P150" style:parent-style-name="Textbody" style:family="paragraph">
      <style:paragraph-properties fo:text-align="justify"/>
    </style:style>
    <style:style style:name="P151" style:parent-style-name="Titre4"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itre3" style:family="paragraph">
      <style:paragraph-properties fo:text-align="justify"/>
    </style:style>
    <style:style style:name="P155" style:parent-style-name="Titre4" style:family="paragraph">
      <style:paragraph-properties fo:text-align="justify"/>
    </style:style>
    <style:style style:name="P156" style:parent-style-name="Textbody" style:family="paragraph">
      <style:paragraph-properties fo:text-align="justify"/>
    </style:style>
    <style:style style:name="T157" style:parent-style-name="Policepardéfaut" style:family="text">
      <style:text-properties fo:font-style="italic" style:font-style-asian="italic" style:font-style-complex="italic"/>
    </style:style>
    <style:style style:name="P158" style:parent-style-name="Titre4"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itre3" style:family="paragraph">
      <style:paragraph-properties fo:text-align="justify"/>
    </style:style>
    <style:style style:name="P163" style:parent-style-name="Titre4" style:family="paragraph">
      <style:paragraph-properties fo:text-align="justify"/>
    </style:style>
    <style:style style:name="P164" style:parent-style-name="Textbody" style:family="paragraph">
      <style:paragraph-properties fo:text-align="justify"/>
    </style:style>
    <style:style style:name="T165" style:parent-style-name="Policepardéfaut" style:family="text">
      <style:text-properties fo:font-style="italic" style:font-style-asian="italic" style:font-style-complex="italic"/>
    </style:style>
    <style:style style:name="P166" style:parent-style-name="Titre4" style:family="paragraph">
      <style:paragraph-properties fo:text-align="justify"/>
    </style:style>
    <style:style style:name="P167" style:parent-style-name="Textbody" style:family="paragraph">
      <style:paragraph-properties fo:text-align="justify"/>
    </style:style>
    <style:style style:name="P168" style:parent-style-name="Titre2" style:family="paragraph">
      <style:paragraph-properties fo:text-align="justify"/>
    </style:style>
    <style:style style:name="P169" style:parent-style-name="Textbody" style:family="paragraph">
      <style:paragraph-properties fo:text-align="justify"/>
      <style:text-properties fo:font-weight="bold" style:font-weight-asian="bold" style:font-weight-complex="bold" fo:font-style="italic" style:font-style-asian="italic" style:font-style-complex="italic"/>
    </style:style>
    <style:style style:name="P170" style:parent-style-name="Titre1" style:family="paragraph">
      <style:paragraph-properties fo:text-align="justify"/>
    </style:style>
    <style:style style:name="P171" style:parent-style-name="Titre1" style:family="paragraph">
      <style:paragraph-properties fo:break-before="page" fo:text-align="justify"/>
    </style:style>
    <style:style style:name="P172" style:parent-style-name="Textbody" style:family="paragraph">
      <style:paragraph-properties fo:text-align="justify"/>
      <style:text-properties fo:font-weight="bold" style:font-weight-asian="bold" style:font-weight-complex="bold" fo:font-style="italic" style:font-style-asian="italic" style:font-style-complex="italic"/>
    </style:style>
    <style:style style:name="P173" style:parent-style-name="Textbody" style:family="paragraph">
      <style:paragraph-properties fo:text-align="justify"/>
      <style:text-properties fo:font-weight="bold" style:font-weight-asian="bold" style:font-weight-complex="bold" fo:font-style="italic" style:font-style-asian="italic" style:font-style-complex="italic"/>
    </style:style>
    <style:style style:name="P174" style:parent-style-name="Titre1" style:family="paragraph">
      <style:paragraph-properties fo:text-align="justify"/>
    </style:style>
    <style:style style:name="P175" style:parent-style-name="Titre1" style:family="paragraph">
      <style:paragraph-properties fo:break-before="page" fo:text-align="justify"/>
    </style:style>
    <style:style style:name="P176" style:parent-style-name="Titre1" style:family="paragraph">
      <style:paragraph-properties fo:text-align="justify"/>
    </style:style>
    <style:style style:name="P177" style:parent-style-name="Titre1" style:family="paragraph">
      <style:paragraph-properties fo:break-before="page"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images1" text:anchor-type="paragraph" svg:x="0.02835in" svg:y="0.00748in" svg:width="1.45827in" svg:height="0.9374in" style:rel-width="scale" style:rel-height="scale"><draw:image xlink:href="https://ensiwiki.ensimag.fr/skins/ensiwikibde/logo_ensiwiki_140.jpg" xlink:type="simple" xlink:show="embed" xlink:actuate="onLoad"/><svg:title/><svg:desc/></draw:frame></text:span><text:span text:style-name="T3">Année universitaire 2015-2016</text:span></text:p>
      <text:p text:style-name="Textbody"/>
      <text:p text:style-name="Textbody"/>
      <text:p text:style-name="P4">Projet d'Analyse, Conception, Validation</text:p>
      <text:p text:style-name="P5">Editeur UML</text:p>
      <text:p text:style-name="P6">BATAL Thibaut</text:p>
      <text:p text:style-name="P7">BEULE DAUZAT Rémy</text:p>
      <text:p text:style-name="P8">RAKOTOARISOA<text:s/>Jérémy</text:p>
      <text:p text:style-name="P9">ROUSSEAU Jean-Beanjamin</text:p>
      <text:p text:style-name="P10"/>
      <text:p text:style-name="P11"/>
      <text:table-of-content text:name="_TOC0">
        <text:table-of-content-source text:outline-level="3" text:use-outline-level="true" text:use-index-marks="true" text:use-index-source-styles="false" text:index-scope="document">
          <text:table-of-content-entry-template text:outline-level="1" text:style-name="TM1">
            <text:index-entry-text/>
            <text:index-entry-tab-stop style:leader-char="." style:type="right"/>
            <text:index-entry-page-number/>
          </text:table-of-content-entry-template>
          <text:table-of-content-entry-template text:outline-level="2" text:style-name="TM2">
            <text:index-entry-text/>
            <text:index-entry-tab-stop style:leader-char="." style:type="right"/>
            <text:index-entry-page-number/>
          </text:table-of-content-entry-template>
          <text:table-of-content-entry-template text:outline-level="3" text:style-name="TM3">
            <text:index-entry-text/>
            <text:index-entry-tab-stop style:leader-char="." style:type="right"/>
            <text:index-entry-page-number/>
          </text:table-of-content-entry-template>
        </text:table-of-content-source>
        <text:index-body>
          <text:p text:style-name="P12">TODO<text:tab/>3</text:p>
          <text:p text:style-name="P13">Terminologie<text:tab/>3</text:p>
          <text:p text:style-name="P14">A) Documents d'analyse<text:tab/>4</text:p>
          <text:p text:style-name="P15">Acteurs<text:tab/>4</text:p>
          <text:p text:style-name="P16">Diagramme de cas d'utilisations<text:tab/>4</text:p>
          <text:p text:style-name="P17">Description des cas d'utilisation<text:tab/>4</text:p>
          <text:p text:style-name="P18">Créer diagramme<text:tab/>4</text:p>
          <text:p text:style-name="P19">Charger diagramme<text:tab/>4</text:p>
          <text:p text:style-name="P20">Sauvegarder diagramme<text:tab/>4</text:p>
          <text:p text:style-name="P21">Aplatir diagramme<text:tab/>5</text:p>
          <text:p text:style-name="P22">Fermer éditeur<text:tab/>5</text:p>
          <text:p text:style-name="P23">Consulter manuel<text:tab/>5</text:p>
          <text:p text:style-name="P24">Ajouter état simple<text:tab/>5</text:p>
          <text:p text:style-name="P25">Ajouter état Final<text:tab/>6</text:p>
          <text:p text:style-name="P26">Ajouter état Composite<text:tab/>6</text:p>
          <text:p text:style-name="P27">Renommer état<text:tab/>6</text:p>
          <text:p text:style-name="P28">Supprimer élément<text:tab/>6</text:p>
          <text:p text:style-name="P29">Déplacer élément<text:tab/>7</text:p>
          <text:p text:style-name="P30">Ajouter transition<text:tab/>7</text:p>
          <text:p text:style-name="P31">Modifier étiquette<text:tab/>7</text:p>
          <text:p text:style-name="P32">Diagrammes de classe d'analyse<text:tab/>8</text:p>
          <text:p text:style-name="P33">B) Documents de conception<text:tab/>9</text:p>
          <text:p text:style-name="P34">C) Manuel utilisateur<text:tab/>10</text:p>
          <text:p text:style-name="P35">D) Bilan sur les outils de modélisation utilisés<text:tab/>11</text:p>
        </text:index-body>
      </text:table-of-content>
      <text:p text:style-name="Textbody"/>
      <text:h text:style-name="Titre1" text:outline-level="1"/>
      <text:h text:style-name="P36" text:outline-level="1"><text:bookmark-start text:name="_Toc435127592"/><text:soft-page-break/>TODO<text:bookmark-end text:name="_Toc435127592"/></text:h>
      <text:p text:style-name="P37">Readme.txt</text:p>
      <text:p text:style-name="P38">applicaiton finalisée et source</text:p>
      <text:p text:style-name="P39">bilan à rédiger ur les outils + les pb + les solutions</text:p>
      <text:p text:style-name="P40">décrire les limitations de notre application</text:p>
      <text:h text:style-name="P41" text:outline-level="1"><text:bookmark-start text:name="_Toc435127593"/>Terminologie<text:bookmark-end text:name="_Toc435127593"/></text:h>
      <text:p text:style-name="P42"><text:span text:style-name="T43">Conteneur :</text:span><text:s/>Graphiquement, zone contenant un état initial et pouvant contenir des états/transitions. Un état composite et la fenêtre d'édition du diagramme sont des conteneurs du point de vue utilisateur.</text:p>
      <text:p text:style-name="P44"><text:span text:style-name="T45">Conteneur principal :</text:span><text:s/>Le conteneur qui<text:s/>n'est le fils d'aucun autre conteneur.</text:p>
      <text:p text:style-name="P46"><text:span text:style-name="T47">Editeur :</text:span><text:s/>L'application développée.</text:p>
      <text:p text:style-name="P48"><text:span text:style-name="T49">Editeur graphique :</text:span><text:s/>Emplacement où sont affichés les éléments du diagramme crée par l'utilisateur.</text:p>
      <text:p text:style-name="P50"><text:span text:style-name="T51">OS :</text:span><text:s/>Le système d'exploitation sur lequel est exécuté l'application.</text:p>
      <text:p text:style-name="P52"><text:span text:style-name="T53">Transition :</text:span><text:s/>Texte précédé par une flèche pour le relier à son état source, et suivi d'une autre flèche pour le relier à son état destination.</text:p>
      <text:p text:style-name="P54"><text:span text:style-name="T55">Utilisateur :</text:span><text:s/>Sous-entendu utilisateur final de l'application.</text:p>
      <text:h text:style-name="P56" text:outline-level="1"/>
      <text:h text:style-name="P57" text:outline-level="1"><text:bookmark-start text:name="_Toc435127594"/><text:soft-page-break/>A) Documents d'analyse<text:bookmark-end text:name="_Toc435127594"/></text:h>
      <text:h text:style-name="P58" text:outline-level="2"><text:bookmark-start text:name="_Toc435127595"/>Acteurs<text:bookmark-end text:name="_Toc435127595"/></text:h>
      <text:p text:style-name="P59">Un seul acteur agit sur l'application : l'utilisateur.</text:p>
      <text:h text:style-name="P60" text:outline-level="2"><text:bookmark-start text:name="_Toc435127596"/>Diagramme de cas d'utilisations<text:bookmark-end text:name="_Toc435127596"/></text:h>
      <text:p text:style-name="P61">TODO : Ajouter diagramme de cas</text:p>
      <text:h text:style-name="P62" text:outline-level="2"><text:bookmark-start text:name="_Toc435127597"/>Description des cas d'utilisation<text:bookmark-end text:name="_Toc435127597"/></text:h>
      <text:p text:style-name="P63">TODO : Ajouter les diagrammes de séquence système pertinents</text:p>
      <text:p text:style-name="P64">Après chaque ajout, modification, suppression ou l'ouverture d'un diagramme, l'ensemble des contraintes imposées par le cahier des charges pour un diagramme d'état-transitions est vérifié. En cas d'erreur un message non bloquant s'affiche dans une barre d'erreur au dessus du diagramme. Ces contraintes sont :</text:p>
      <text:list text:style-name="LFO1" text:continue-numbering="true">
        <text:list-item>
          <text:p text:style-name="P65">L'unicité des états (2 états ne peuvent pas avoir le même nom dans un même conteneur);</text:p>
        </text:list-item>
        <text:list-item>
          <text:p text:style-name="P66">Toutes les transitions doivent être déterministes (2 transitions d'un même état ne peuvent pas avoir la même garde et le même évenement) ;</text:p>
        </text:list-item>
        <text:list-item>
          <text:p text:style-name="P67">Aucun état ne doit être bloquant (chaque état doit avoir au moins une transition renvoyant vers un autre état sauf si c'est un état final).</text:p>
        </text:list-item>
      </text:list>
      <text:h text:style-name="P68" text:outline-level="3"><text:bookmark-start text:name="_Toc435127598"/>Créer diagramme<text:bookmark-end text:name="_Toc435127598"/></text:h>
      <text:h text:style-name="P69" text:outline-level="4">Appel du cas</text:h>
      <text:p text:style-name="P70">A l'ouverture de l'<text:span text:style-name="T71">éditeur</text:span><text:s/>ou lorsque l'<text:span text:style-name="T72">utilisateur</text:span><text:s/>clique sur Fichier-&gt;Nouveau.</text:p>
      <text:h text:style-name="P73" text:outline-level="4">Actions du cas</text:h>
      <text:p text:style-name="P74">Un conteneur est crée, on le nommera dans ce document<text:s/><text:span text:style-name="T75">conteneur principal</text:span>. Cela entraine la création d'un état initial associé, nommé "init_". Un état initial est affiché dans l'<text:span text:style-name="T76">éditeur<text:s/></text:span><text:span text:style-name="T77">graphique en haut à gauche</text:span>.</text:p>
      <text:h text:style-name="P78" text:outline-level="3"><text:bookmark-start text:name="_Toc435127599"/>Charger diagramme<text:bookmark-end text:name="_Toc435127599"/></text:h>
      <text:h text:style-name="P79" text:outline-level="4">Appel du cas</text:h>
      <text:p text:style-name="P80">Lorsque l'utilisateur clique sur Fichier-&gt;Ouvrir.</text:p>
      <text:h text:style-name="P81" text:outline-level="4">Actions du cas</text:h>
      <text:p text:style-name="P82">Le gestionnaire de fichiers de l'OS s'ouvre, l'utilisateur y sélectionne son fichier. Les données qui y sont écrites sont alors<text:s/>chargées et affichées dans l'<text:span text:style-name="T83">éditeur graphique</text:span>. L'utilisateur peut ensuite modifier et sauvegarder son diagramme.</text:p>
      <text:h text:style-name="P84" text:outline-level="3"><text:bookmark-start text:name="_Toc435127600"/>Sauvegarder diagramme<text:bookmark-end text:name="_Toc435127600"/></text:h>
      <text:h text:style-name="P85" text:outline-level="4">Appel du cas</text:h>
      <text:p text:style-name="P86">Lorsque l'utilisateur clique sur Fichier-&gt;Sauvegarder</text:p>
      <text:soft-page-break/>
      <text:h text:style-name="P87" text:outline-level="4">Actions du cas</text:h>
      <text:p text:style-name="P88">Si aucun fichier n'est associé au diagramme (celui-ci a été créé dans l'éditeur par le cas "Créer un diagramme" plutôt que "Charger un diagramme"), le gestionnaire de fichiers de l'OS s'ouvre pour demander à l'utilisateur de choisir un chemin et nom de fichier. Un fichier est alors crée et associé au diagramme.</text:p>
      <text:p text:style-name="P89">Le contenu du diagramme est écrit dans le fichier qui lui est associé. Si un fichier avec ce nom existe déjà, il est écrasé.</text:p>
      <text:h text:style-name="P90" text:outline-level="3"><text:bookmark-start text:name="_Toc435127601"/>Aplatir diagramme<text:bookmark-end text:name="_Toc435127601"/></text:h>
      <text:h text:style-name="P91" text:outline-level="4">Appel du cas</text:h>
      <text:p text:style-name="P92">Lorque l'utilisateur clique dans "Fichier" puis que l'utilisateur clique sur "Aplatir".</text:p>
      <text:h text:style-name="P93" text:outline-level="4">Actions du cas</text:h>
      <text:p text:style-name="P94">Le diagramme s'aplatit : tous les états composites et leurs états initiaux et finaux sont supprimés, les états intermédiaires remontent jusqu'au niveau le plus élevé. Si l'état composite n'a pas d'états final, ses états intermédiaires<text:s/>ne seront pas reliés aux états en sortie de l'état composite.</text:p>
      <text:p text:style-name="P95">L'affichage est actualisé en conséquences.</text:p>
      <text:h text:style-name="P96" text:outline-level="3"><text:bookmark-start text:name="_Toc435127602"/>Fermer éditeur<text:bookmark-end text:name="_Toc435127602"/></text:h>
      <text:h text:style-name="P97" text:outline-level="4">Appel du cas</text:h>
      <text:p text:style-name="P98">Lorsque l'utilisateur clique sur l'icône fermer spécifique à l'OS dans l'angle supérieur-droit de l'application.</text:p>
      <text:h text:style-name="P99" text:outline-level="4">Actions du cas</text:h>
      <text:p text:style-name="P100">L'application est quittée.</text:p>
      <text:h text:style-name="P101" text:outline-level="3"><text:bookmark-start text:name="_Toc435127603"/>Consulter manuel<text:bookmark-end text:name="_Toc435127603"/></text:h>
      <text:h text:style-name="P102" text:outline-level="4">Appel du cas</text:h>
      <text:p text:style-name="P103">Lorsque l'utilisateur clique sur "Aide", "Consulter Manuel".</text:p>
      <text:h text:style-name="P104" text:outline-level="4">Actions du cas</text:h>
      <text:p text:style-name="P105">Ouverture du fichier Manuel.pdf par l'application par défaut de l'OS.</text:p>
      <text:h text:style-name="P106" text:outline-level="3"><text:bookmark-start text:name="_Toc435127604"/>Ajouter état simple<text:bookmark-end text:name="_Toc435127604"/></text:h>
      <text:h text:style-name="P107" text:outline-level="4">Appel du cas</text:h>
      <text:p text:style-name="P108">Lorsque l'utilisateur clique droit sur un conteneur dans l'<text:span text:style-name="T109">éditeur graphique</text:span><text:s/>puis sur "Ajouter -&gt;Etat-&gt;Simple".</text:p>
      <text:h text:style-name="P110" text:outline-level="4">Actions du cas</text:h>
      <text:p text:style-name="P111">Affichage d'une textbox pour que l'utilisateur entre le nom du nouvel état.L'utilisateur ne peut pas ne rien mettre puis cliquer sur ok. Il<text:s/>doit obligatoirement rentrer un nom, sinon un message d'erreur apparaît.</text:p>
      <text:soft-page-break/>
      <text:p text:style-name="P112">L'état est alors crée avec ce nom, et comme conteneur parent celui sur lequel le clic droit a été effectué.</text:p>
      <text:p text:style-name="P113">Affichage de l'état et de son nom dans l'<text:span text:style-name="T114">éditeur graphique</text:span><text:s/>dans le conteneur parent.</text:p>
      <text:h text:style-name="P115" text:outline-level="3"><text:bookmark-start text:name="_Toc435127605"/>Ajouter état Final<text:bookmark-end text:name="_Toc435127605"/></text:h>
      <text:h text:style-name="P116" text:outline-level="4">Appel du cas</text:h>
      <text:p text:style-name="P117">Lorsque l'utilisateur clique droit sur un conteneur dans l'<text:span text:style-name="T118">éditeur graphique</text:span><text:s/>puis sur "Ajouter -&gt;Etat-&gt;Final".</text:p>
      <text:h text:style-name="P119" text:outline-level="4">Actions du cas</text:h>
      <text:p text:style-name="P120">Affichage d'une textbox pour que l'utilisateur entre le nom du nouvel état. L'utilisateur ne peut pas ne rien mettre puis cliquer sur ok. Il doit obligatoirement rentrer un nom, sinon un message d'erreur apparaît.</text:p>
      <text:p text:style-name="P121">L'état est alors crée avec ce nom, et comme conteneur parent celui sur lequel le clic droit a été effectué.</text:p>
      <text:p text:style-name="P122">Affichage de l'état et de son nom dans l'<text:span text:style-name="T123">éditeur graphique</text:span><text:s/>dans le conteneur parent.</text:p>
      <text:h text:style-name="P124" text:outline-level="3"><text:bookmark-start text:name="_Toc435127606"/>Ajouter état Composite<text:bookmark-end text:name="_Toc435127606"/></text:h>
      <text:h text:style-name="P125" text:outline-level="4">Appel du cas</text:h>
      <text:p text:style-name="P126">Lorsque l'utilisateur clique droit sur un conteneur dans l'<text:span text:style-name="T127">éditeur graphique</text:span><text:s/>puis sur "Ajouter -&gt;Etat-&gt;Composite".</text:p>
      <text:h text:style-name="P128" text:outline-level="4">Actions du cas</text:h>
      <text:p text:style-name="P129">Affichage d'une textbox pour que l'utilisateur entre le nom du nouvel état.L'utilisateur ne peut pas ne rien mettre puis cliquer sur ok. Il doit obligatoirement rentrer un nom, sinon un message d'erreur apparaît.</text:p>
      <text:p text:style-name="P130">L'état est alors crée avec ce nom, et comme conteneur parent celui<text:s/>sur lequel le clic droit a été effectué. Dans la zone de l'état composite est ajouté un état initial avec comme nom "init_nomDuComposite".</text:p>
      <text:p text:style-name="P131">Affichage de l'état, de son état initial et de son nom dans l'<text:span text:style-name="T132">éditeur graphique</text:span><text:s/>dans le conteneur parent.</text:p>
      <text:h text:style-name="P133" text:outline-level="3"><text:bookmark-start text:name="_Toc435127607"/>Renommer état<text:bookmark-end text:name="_Toc435127607"/></text:h>
      <text:h text:style-name="P134" text:outline-level="4">Appel du cas</text:h>
      <text:p text:style-name="P135">Lorsque l'utilisateur fait un clic droit dans l'<text:span text:style-name="T136">éditeur graphique</text:span><text:s/>sur l'état qu'il souhaite renommer , un menu contextuel s'affiche, et qu'il clique alors sur "Renommer".</text:p>
      <text:h text:style-name="P137" text:outline-level="4">Actions du cas</text:h>
      <text:p text:style-name="P138">Affichage d'une textbox pour modifier le nom. L'utilisateur ne peut pas ne rien mettre puis cliquer sur ok. Il doit obligatoirement rentrer un nom, sinon un message d'erreur apparaît.</text:p>
      <text:h text:style-name="P139" text:outline-level="3"><text:bookmark-start text:name="_Toc435127608"/>Supprimer élément<text:bookmark-end text:name="_Toc435127608"/></text:h>
      <text:h text:style-name="P140" text:outline-level="4">Appel du cas</text:h>
      <text:p text:style-name="P141">Lorsque l'utilisateur fait un clic droit dans l'<text:span text:style-name="T142">éditeur graphique</text:span><text:s/>sur l'élément qu'il souhaite supprimer, un menu contextuel s'affiche, et qu'il clique alors sur "Supprimer".</text:p>
      <text:p text:style-name="P143">Après sélection de l'élément, en cliquant sur "Supprimer" sur le clavier.</text:p>
      <text:soft-page-break/>
      <text:h text:style-name="P144" text:outline-level="4">Actions du cas</text:h>
      <text:p text:style-name="P145">Si c'est un état initial, affichage d'un message d'erreur. L'utilisateur doit cliquer sur ok pour revenir sur l'édition.</text:p>
      <text:p text:style-name="P146">Si c'est un autre état, on supprime toutes les transitions associées, l'état lui-même, et tout son contenu si c'est un état composite.</text:p>
      <text:p text:style-name="P147">Si c'est une transition, on la supprime.</text:p>
      <text:h text:style-name="P148" text:outline-level="3"><text:bookmark-start text:name="_Toc435127609"/>Déplacer élément<text:bookmark-end text:name="_Toc435127609"/></text:h>
      <text:h text:style-name="P149" text:outline-level="4">Appel du cas</text:h>
      <text:p text:style-name="P150">Lorsque l'utilisateur clique sur un élément. Le cas d'utilisation s'arrête lorsque l'utilisateur relâche le bouton de la souris (effet cliquer-déplacer).</text:p>
      <text:h text:style-name="P151" text:outline-level="4">Actions du cas</text:h>
      <text:p text:style-name="P152">L'élément suit le curseur de la souris. Il ne peut pas changer l'élément<text:s/>de conteneur dans lequel il se trouve. Les conteneurs parents peuvent passer au dessus de conteneur fils mais ils ne sont pas inclus dedans.</text:p>
      <text:p text:style-name="P153">L'affichage est actualisé de manière à ce que les liens entre états et transitions associés à l'élément déplacé soient redessinés.</text:p>
      <text:h text:style-name="P154" text:outline-level="3"><text:bookmark-start text:name="_Toc435127610"/>Ajouter transition<text:bookmark-end text:name="_Toc435127610"/></text:h>
      <text:h text:style-name="P155" text:outline-level="4">Appel du cas</text:h>
      <text:p text:style-name="P156">Lorsque l'utilisateur clique droit dans l'<text:span text:style-name="T157">éditeur graphique</text:span><text:s/>sur un état puis sur "Ajouter Transition". Un état final ne peut pas avoir de transition qui partent de lui.</text:p>
      <text:h text:style-name="P158" text:outline-level="4">Actions du cas</text:h>
      <text:p text:style-name="P159">Une liste déroulante s'affiche, contenant tous les états existants autorisés dans le même conteneur que l'état sur lequel l'utilisateur a fait un clic droit. L'utilisateur y sélectionne l'état de destination de la transition créée. Un état initial ne peut être relié directement à<text:s/>un état final et aucune liaison n'arrivera sur lui.</text:p>
      <text:p text:style-name="P160">Si ce n'est pas une transition partant d'un état initial, 3 textbox sont également présentes pour que l'utilisateur entre la garde, l'événement et l'action à associer à la transition créée.</text:p>
      <text:p text:style-name="P161">La transition est associée au conteneur de l'état sur lequel l'utilisateur a fait un clic droit. Ce dernier devient son état source.</text:p>
      <text:h text:style-name="P162" text:outline-level="3"><text:bookmark-start text:name="_Toc435127611"/>Modifier étiquette<text:bookmark-end text:name="_Toc435127611"/></text:h>
      <text:h text:style-name="P163" text:outline-level="4">Appel du cas</text:h>
      <text:p text:style-name="P164">Lorsque l'utilisateur clique droit dans l'<text:span text:style-name="T165">éditeur graphique</text:span><text:s/>sur une transition puis sur "Modifier Transition". Une transition partant d'un état initial ne peut être modifiée</text:p>
      <text:h text:style-name="P166" text:outline-level="4">Actions du cas</text:h>
      <text:p text:style-name="P167">Une nouvelle fenetre s'affiche avec 3 textBox pour modifier la garde, l'évenement et l'action.</text:p>
      <text:h text:style-name="P168" text:outline-level="2"><text:bookmark-start text:name="_Toc435127612"/><text:soft-page-break/>Diagrammes de classe d'analyse<text:bookmark-end text:name="_Toc435127612"/></text:h>
      <text:p text:style-name="P169">TODO : Ajouter les diagrammes de classe d'analyse</text:p>
      <text:h text:style-name="P170" text:outline-level="1"/>
      <text:h text:style-name="P171" text:outline-level="1"><text:bookmark-start text:name="_Toc435127613"/><text:soft-page-break/>B) Documents de conception<text:bookmark-end text:name="_Toc435127613"/></text:h>
      <text:p text:style-name="P172">TODO : Ajouter le diagramme MVC séparant les packages</text:p>
      <text:p text:style-name="P173">TODO : Ajouter diagrammes de classes logicielles, de séquence, d'états-transitions si c'est pertinent et qui correspondent au code. Ajouter un minimum de texte explicatif si utile.</text:p>
      <text:h text:style-name="P174" text:outline-level="1"/>
      <text:h text:style-name="P175" text:outline-level="1"><text:bookmark-start text:name="_Toc435127614"/><text:soft-page-break/>C) Manuel utilisateur<text:bookmark-end text:name="_Toc435127614"/></text:h>
      <text:h text:style-name="P176" text:outline-level="1"/>
      <text:h text:style-name="P177" text:outline-level="1"><text:bookmark-start text:name="_Toc435127615"/><text:soft-page-break/>D) Bilan sur les outils de modélisation utilisés<text:bookmark-end text:name="_Toc435127615"/></text:h>
      <text:p text:style-name="P178">Nous avons utilisé Microsoft Visio 2013. Le plus embêtant fut la mise en page, l'organisation des classes et<text:s/>des<text:s/>transitions<text:s/>étant totalement manuelles,<text:s/>car<text:s/>à chaque changement<text:s/>il fallait les réorganiser pour une meilleure visibilité donc une meilleure réflexion. C'est une perte de productivité énorme.<text:s/></text:p>
      <text:p text:style-name="P179">Nous avons<text:s/>alors<text:s/>basculé sur un type de logiciel plus dédié au traitement de diagrammes UML, en particulier Visual Paradigm UML.<text:s/>Ce logiciel nous as permis de générer à la fin de notre phase de développement le diagramme de classe de conception détaillée, qui après comparaison correspondait relativement bien à notre diagramm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remy Rakotoarisoa</dc:creator>
    <meta:creation-date>2009-04-16T11:32:00Z</meta:creation-date>
    <dc:date>2015-11-12T20:57:00Z</dc:date>
    <meta:template xlink:href="Normal.dotm" xlink:type="simple"/>
    <meta:editing-cycles>114</meta:editing-cycles>
    <meta:editing-duration>PT26760S</meta:editing-duration>
    <meta:user-defined meta:name="Info 1"/>
    <meta:user-defined meta:name="Info 2"/>
    <meta:user-defined meta:name="Info 3"/>
    <meta:user-defined meta:name="Info 4"/>
    <meta:document-statistic meta:page-count="11" meta:paragraph-count="21" meta:word-count="1674" meta:character-count="10861" meta:row-count="76" meta:non-whitespace-character-count="9208"/>
  </office:meta>
</office:document-meta>
</file>